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1413" officeooo:paragraph-rsid="0002141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1pt" officeooo:rsid="00021413" officeooo:paragraph-rsid="00021413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222bb" officeooo:paragraph-rsid="000222bb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21413" officeooo:paragraph-rsid="00021413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75f90" officeooo:paragraph-rsid="00075f90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bold" officeooo:rsid="000342bd" officeooo:paragraph-rsid="000342bd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1413" officeooo:paragraph-rsid="00021413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1413" officeooo:paragraph-rsid="00021413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22bb" officeooo:paragraph-rsid="00021413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75f90" officeooo:paragraph-rsid="00075f90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49bdf" officeooo:paragraph-rsid="000342bd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50ed4" officeooo:paragraph-rsid="000342bd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603a5" officeooo:paragraph-rsid="000342bd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fo:font-weight="bold" officeooo:rsid="000342bd" officeooo:paragraph-rsid="000342bd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style:text-underline-style="none" fo:font-weight="bold" officeooo:rsid="000342bd" officeooo:paragraph-rsid="00075f90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acbb1" officeooo:paragraph-rsid="000acbb1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d445a" officeooo:paragraph-rsid="000d445a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0342bd"/>
    </style:style>
    <style:style style:name="P19" style:family="paragraph" style:parent-style-name="Standard">
      <style:paragraph-properties fo:text-align="start" style:justify-single-word="false"/>
      <style:text-properties officeooo:paragraph-rsid="0008fce2"/>
    </style:style>
    <style:style style:name="P20" style:family="paragraph" style:parent-style-name="Standard">
      <style:paragraph-properties fo:text-align="start" style:justify-single-word="false"/>
      <style:text-properties officeooo:paragraph-rsid="000dd718"/>
    </style:style>
    <style:style style:name="P21" style:family="paragraph" style:parent-style-name="Standard">
      <style:paragraph-properties fo:text-align="start" style:justify-single-word="false"/>
      <style:text-properties officeooo:rsid="0008fce2" officeooo:paragraph-rsid="0008fce2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8fce2" officeooo:paragraph-rsid="0008fce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342bd" officeooo:paragraph-rsid="000342b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08fce2" officeooo:paragraph-rsid="0008fce2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222bb" style:font-weight-asian="normal" style:font-weight-complex="normal"/>
    </style:style>
    <style:style style:name="T4" style:family="text">
      <style:text-properties style:text-underline-style="none" fo:font-weight="normal" officeooo:rsid="000c5c3e" style:font-weight-asian="normal" style:font-weight-complex="normal"/>
    </style:style>
    <style:style style:name="T5" style:family="text">
      <style:text-properties style:text-underline-style="none" officeooo:rsid="00077f57"/>
    </style:style>
    <style:style style:name="T6" style:family="text">
      <style:text-properties fo:font-weight="normal" officeooo:rsid="00049bdf" style:font-weight-asian="normal" style:font-weight-complex="normal"/>
    </style:style>
    <style:style style:name="T7" style:family="text">
      <style:text-properties fo:font-weight="normal" officeooo:rsid="00050ed4" style:font-weight-asian="normal" style:font-weight-complex="normal"/>
    </style:style>
    <style:style style:name="T8" style:family="text">
      <style:text-properties fo:font-weight="normal" officeooo:rsid="000603a5" style:font-weight-asian="normal" style:font-weight-complex="normal"/>
    </style:style>
    <style:style style:name="T9" style:family="text">
      <style:text-properties fo:font-weight="normal" officeooo:rsid="00071fa2" style:font-weight-asian="normal" style:font-weight-complex="normal"/>
    </style:style>
    <style:style style:name="T10" style:family="text">
      <style:text-properties fo:font-weight="normal" officeooo:rsid="00077f57" style:font-weight-asian="normal" style:font-weight-complex="normal"/>
    </style:style>
    <style:style style:name="T11" style:family="text">
      <style:text-properties fo:font-weight="normal" officeooo:rsid="000acbb1" style:font-weight-asian="normal" style:font-weight-complex="normal"/>
    </style:style>
    <style:style style:name="T12" style:family="text">
      <style:text-properties officeooo:rsid="000603a5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603a5"/>
    </style:style>
    <style:style style:name="T15" style:family="text">
      <style:text-properties fo:font-size="11pt" style:text-underline-style="none" fo:font-weight="normal" officeooo:rsid="00077f57" style:font-size-asian="9.60000038146973pt" style:font-weight-asian="normal" style:font-size-complex="11pt" style:font-weight-complex="normal"/>
    </style:style>
    <style:style style:name="T16" style:family="text">
      <style:text-properties fo:font-size="11pt" style:text-underline-style="none" fo:font-weight="normal" officeooo:rsid="0008fce2" style:font-size-asian="9.60000038146973pt" style:font-weight-asian="normal" style:font-size-complex="11pt" style:font-weight-complex="normal"/>
    </style:style>
    <style:style style:name="T17" style:family="text">
      <style:text-properties fo:font-size="11pt" style:text-underline-style="none" fo:font-weight="normal" officeooo:rsid="000acbb1" style:font-size-asian="9.60000038146973pt" style:font-weight-asian="normal" style:font-size-complex="11pt" style:font-weight-complex="normal"/>
    </style:style>
    <style:style style:name="T18" style:family="text">
      <style:text-properties fo:font-size="11pt" style:text-underline-style="none" fo:font-weight="normal" officeooo:rsid="000c5c3e" style:font-size-asian="9.60000038146973pt" style:font-weight-asian="normal" style:font-size-complex="11pt" style:font-weight-complex="normal"/>
    </style:style>
    <style:style style:name="T19" style:family="text">
      <style:text-properties fo:font-size="11pt" style:text-underline-style="none" fo:font-weight="normal" officeooo:rsid="000d445a" style:font-size-asian="9.60000038146973pt" style:font-weight-asian="normal" style:font-size-complex="11pt" style:font-weight-complex="normal"/>
    </style:style>
    <style:style style:name="T20" style:family="text">
      <style:text-properties fo:font-size="11pt" style:text-underline-style="none" fo:font-weight="normal" officeooo:rsid="000dd718" style:font-size-asian="9.60000038146973pt" style:font-weight-asian="normal" style:font-size-complex="11pt" style:font-weight-complex="normal"/>
    </style:style>
    <style:style style:name="T21" style:family="text">
      <style:text-properties fo:font-size="11pt" style:text-underline-style="none" style:font-size-asian="9.60000038146973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</text:p>
      <text:p text:style-name="P1"/>
      <text:p text:style-name="P2">El SQL es un lenguaje de consulta para administrar información en sistemas de bases de datos.</text:p>
      <text:p text:style-name="P2"/>
      <text:p text:style-name="P3">Las sentencias principales para realizar una consulta son: </text:p>
      <text:p text:style-name="P3"/>
      <text:p text:style-name="P4">SELECT-<text:span text:style-name="T2"> Esta sentencia se usa para seleccionar la información que se quiere.</text:span></text:p>
      <text:p text:style-name="P7"/>
      <text:p text:style-name="P4">FROM-<text:span text:style-name="T2"> Escoge la tabla de donde se sacará la información escogida.</text:span></text:p>
      <text:p text:style-name="P7"/>
      <text:p text:style-name="P4">WHERE-<text:span text:style-name="T2"> </text:span><text:span text:style-name="T3">Sirve para especificar las condiciones que queremos para realizar la consulta.</text:span></text:p>
      <text:p text:style-name="P9"/>
      <text:p text:style-name="P5"><text:span text:style-name="T3">O</text:span><text:span text:style-name="T2">tras sentencias que también se pueden utilizar para consultas más específicas son:</text:span></text:p>
      <text:p text:style-name="P10"/>
      <text:p text:style-name="P15"><text:span text:style-name="T14">ORDER BY-</text:span><text:span text:style-name="T8"> sirve para ordenar los resultados de la consulta alfabética o numéricamente y en orden ascendente (ASC) o desdencente (DESC).</text:span></text:p>
      <text:p text:style-name="P15"><text:span text:style-name="T8"/></text:p>
      <text:p text:style-name="P16"><text:span text:style-name="T12">H</text:span>AVING-<text:span text:style-name="T2"> especifica una condición que debe tener el resultado </text:span><text:span text:style-name="T4">después de ordenarlos mediante ORDER BY o una función de agregado.</text:span></text:p>
      <text:p text:style-name="P16"><text:span text:style-name="T4"/></text:p>
      <text:p text:style-name="P17">GROUP BY:<text:span text:style-name="T2"> <text:s/>esta sentencia se usa para recoger los resultados en grupos especificados y dividirlos por filas.</text:span></text:p>
      <text:p text:style-name="P7"/>
      <text:p text:style-name="P6"/>
      <text:p text:style-name="P23">OPERADORES</text:p>
      <text:p text:style-name="P6"/>
      <text:p text:style-name="P6">- <text:span text:style-name="T6">LIKE: este operador se usa con WHERE y se usa para introducir un patrón o expresión para buscar los resultados que deseemos que aparezcan.</text:span></text:p>
      <text:p text:style-name="P11"/>
      <text:p text:style-name="P6"><text:span text:style-name="T6">- BETWEEN: </text:span><text:span text:style-name="T7">se utiliza con WHERE para </text:span><text:span text:style-name="T11">seleccionar valores</text:span><text:span text:style-name="T7"> entre </text:span><text:span text:style-name="T11">un rango de dos números</text:span><text:span text:style-name="T7">.</text:span></text:p>
      <text:p text:style-name="P12"/>
      <text:p text:style-name="P6"><text:span text:style-name="T7">- </text:span><text:span text:style-name="T9">AND: este operador </text:span><text:span text:style-name="T10">lógico </text:span><text:span text:style-name="T9">es usado para combinar</text:span><text:span text:style-name="T10"> 2 condiciones que tienen que ser ciertas para cumplirse.</text:span></text:p>
      <text:p text:style-name="P6"><text:span text:style-name="T10"/></text:p>
      <text:p text:style-name="P18"><text:span text:style-name="T15">- OR: este, por otro lado, combina 2 condiciones de las que una tiene que ser cierta.</text:span></text:p>
      <text:p text:style-name="P18"><text:span text:style-name="T15"/></text:p>
      <text:p text:style-name="P18"><text:span text:style-name="T15">- IN: es utilizado para devolver los resultados que coincidan en la tabla con el valor que se indica.</text:span></text:p>
      <text:p text:style-name="P18"><text:span text:style-name="T15"/></text:p>
      <text:p text:style-name="P18"><text:span text:style-name="T15">- </text:span><text:span text:style-name="T18">DISTINCT: usado para recibir los resultados </text:span><text:span text:style-name="T19">sin tener repeticiones.</text:span></text:p>
      <text:p text:style-name="P18"><text:span text:style-name="T15"/></text:p>
      <text:p text:style-name="P21"><text:span text:style-name="T15"/></text:p>
      <text:p text:style-name="P24"><text:span text:style-name="T5">F</text:span><text:span text:style-name="T1">UNCIONES DE AGREGADO</text:span></text:p>
      <text:p text:style-name="P22"><text:span text:style-name="T21"/></text:p>
      <text:p text:style-name="P19"><text:span text:style-name="T15">- </text:span><text:span text:style-name="T16">AVG: devuelve el valor correspondiente a la media de los resultados de la tabla escogida.</text:span></text:p>
      <text:p text:style-name="P19"><text:span text:style-name="T16"/></text:p>
      <text:p text:style-name="P19"><text:span text:style-name="T16">- COUNT: <text:s/>cuenta el número de </text:span><text:span text:style-name="T17">elementos que devuelve el resultado.</text:span></text:p>
      <text:p text:style-name="P19"><text:span text:style-name="T16"><text:s/></text:span></text:p>
      <text:p text:style-name="P19"><text:span text:style-name="T16">- MAX/MIN: devuelve el valor máximo o mínimo de los resultados de la tabla escogida.</text:span></text:p>
      <text:p text:style-name="P19"><text:span text:style-name="T16"><text:s/></text:span></text:p>
      <text:p text:style-name="P19"><text:span text:style-name="T16">- SUM: suma los valores de la tabla escogida.</text:span></text:p>
      <text:p text:style-name="P19"><text:span text:style-name="T16"/></text:p>
      <text:p text:style-name="P19"><text:span text:style-name="T16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oft-page-break/><text:span text:style-name="T15"><text:s/></text:span><text:span text:style-name="T19">Hay otras cláusulas utilizadas para mejorar el rendimiento del lenguaje tales como:</text:span></text:p>
      <text:p text:style-name="P18"><text:span text:style-name="T19"/></text:p>
      <text:p text:style-name="P18"><text:span text:style-name="T19">- JOIN: esta sentencia permite combinar datos de varias tablas.</text:span></text:p>
      <text:p text:style-name="P18"><text:span text:style-name="T19"/></text:p>
      <text:p text:style-name="P18"><text:span text:style-name="T19"><text:tab/>- INNER: devuelve los resultados de las dos tablas seleccionadas.<text:tab/></text:span></text:p>
      <text:p text:style-name="P18"><text:span text:style-name="T19"><text:tab/>-</text:span><text:span text:style-name="T20"> LEFT: devuelve los resultados de la tabla de la izquierda que coincidan en la de laderecha.</text:span></text:p>
      <text:p text:style-name="P20"><text:span text:style-name="T20"><text:tab/>- RIGHT: devuelve los resultados de la tabla de la derecha que coincidan en la de la izquierda.</text:span></text:p>
      <text:p text:style-name="P20"><text:span text:style-name="T20"><text:tab/></text:span></text:p>
      <text:p text:style-name="P18"><text:span text:style-name="T15"><text:tab/></text:span></text:p>
      <text:p text:style-name="P12"/>
      <text:p text:style-name="P12"/>
      <text:p text:style-name="P12"/>
      <text:p text:style-name="P12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2:24:02.183000000</meta:creation-date>
    <dc:date>2020-02-17T09:30:46.192000000</dc:date>
    <meta:editing-duration>PT12M33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31" meta:word-count="356" meta:character-count="2148" meta:non-whitespace-character-count="1807"/>
  </office:meta>
</office:document-meta>
</file>